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LECT * FROM public."Clienti" WHERE nome= 'Mario'</text:p>
      <text:p text:style-name="Standard"/>
      <text:p text:style-name="Standard">SELECT nome,cognome FROM public."Clienti" WHERE EXTRACT(YEAR FROM data_nascita) = 1982</text:p>
      <text:p text:style-name="Standard"/>
      <text:p text:style-name="Standard">SELECT * FROM public."Fatture" where iva = 20</text:p>
      <text:p text:style-name="Standard"/>
      <text:p text:style-name="Standard">SELECT * FROM public."Prodotti" where EXTRACT(YEAR FROM data_attivazione) &gt; 2017 and in_produzione='true' or in_commercio='true'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ulia Silvestrini</meta:initial-creator>
    <meta:creation-date>2023-12-11T15:11:06.99</meta:creation-date>
    <meta:document-statistic meta:table-count="0" meta:image-count="0" meta:object-count="0" meta:page-count="1" meta:paragraph-count="4" meta:word-count="39" meta:character-count="309"/>
    <dc:date>2023-12-11T16:05:17.97</dc:date>
    <dc:creator>Giulia Silvestrini</dc:creator>
    <meta:editing-duration>PT8M50S</meta:editing-duration>
    <meta:editing-cycles>1</meta:editing-cycles>
    <meta:generator>OpenOffice/4.1.14$Win32 OpenOffice.org_project/4114m1$Build-9811</meta:generator>
  </office:meta>
</office:document-meta>
</file>